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style>
    <style:style style:name="P2" style:parent-style-name="Standard" style:family="paragraph">
      <style:paragraph-properties fo:line-height="150%"/>
    </style:style>
    <style:style style:name="P3" style:parent-style-name="Standard" style:family="paragraph">
      <style:paragraph-properties fo:line-height="150%"/>
    </style:style>
    <style:style style:name="T4" style:parent-style-name="Ref.decomentário" style:family="text">
      <style:text-properties style:font-name-complex="Mangal"/>
    </style:style>
    <style:style style:name="P5" style:parent-style-name="Standard" style:family="paragraph">
      <style:paragraph-properties fo:line-height="150%"/>
    </style:style>
    <style:style style:name="P6" style:parent-style-name="Standard" style:family="paragraph">
      <style:paragraph-properties fo:text-align="justify" fo:line-height="150%"/>
    </style:style>
    <style:style style:name="P7" style:parent-style-name="Standard" style:family="paragraph">
      <style:paragraph-properties fo:text-align="justify" fo:line-height="150%"/>
    </style:style>
    <style:style style:name="P8" style:parent-style-name="Standard" style:family="paragraph">
      <style:paragraph-properties fo:text-align="justify" fo:line-height="150%"/>
    </style:style>
    <style:style style:name="P9" style:parent-style-name="Standard" style:family="paragraph">
      <style:paragraph-properties fo:text-align="justify" fo:line-height="150%"/>
    </style:style>
    <style:style style:name="P10" style:parent-style-name="Standard" style:family="paragraph">
      <style:paragraph-properties fo:text-align="justify" fo:line-height="150%"/>
    </style:style>
    <style:style style:name="P11" style:parent-style-name="Standard" style:family="paragraph">
      <style:paragraph-properties fo:text-align="justify" fo:line-height="150%"/>
    </style:style>
    <style:style style:name="P12" style:parent-style-name="Standard" style:family="paragraph">
      <style:paragraph-properties fo:text-align="justify" fo:line-height="150%"/>
    </style:style>
    <style:style style:name="P13" style:parent-style-name="Standard" style:family="paragraph">
      <style:paragraph-properties fo:text-align="justify" fo:line-height="150%"/>
    </style:style>
    <style:style style:name="P14" style:parent-style-name="Standard" style:family="paragraph">
      <style:paragraph-properties fo:text-align="justify" fo:line-height="150%"/>
    </style:style>
    <style:style style:name="P15" style:parent-style-name="Standard" style:family="paragraph">
      <style:paragraph-properties fo:text-align="justify" fo:line-height="150%"/>
    </style:style>
    <style:style style:name="T16" style:parent-style-name="Ref.decomentário" style:family="text">
      <style:text-properties style:font-name-complex="Mangal"/>
    </style:style>
    <style:style style:name="P17" style:parent-style-name="Standard" style:family="paragraph">
      <style:paragraph-properties fo:text-align="justify" fo:line-height="150%"/>
    </style:style>
    <style:style style:name="P18" style:parent-style-name="Standard" style:family="paragraph">
      <style:paragraph-properties fo:text-align="justify" fo:line-height="150%"/>
    </style:style>
    <style:style style:name="P19" style:parent-style-name="Standard" style:family="paragraph">
      <style:paragraph-properties fo:text-align="justify" fo:line-height="150%"/>
    </style:style>
    <style:style style:name="P20" style:parent-style-name="Standard" style:family="paragraph">
      <style:paragraph-properties fo:text-align="justify" fo:line-height="150%"/>
    </style:style>
    <style:style style:name="P21" style:parent-style-name="Standard" style:family="paragraph">
      <style:paragraph-properties fo:text-align="justify" fo:line-height="150%"/>
    </style:style>
  </office:automatic-styles>
  <office:body>
    <office:text text:use-soft-page-breaks="true">
      <text:p text:style-name="P1">Justificativa</text:p>
      <text:p text:style-name="P2"/>
      <text:p text:style-name="P3"><text:tab/><office:annotation office:name="0" xml:id="587500810"><dc:creator>CAROLINE DE OLIVEIRA FERRAZ</dc:creator><dc:date>2020-09-10T11:31:00</dc:date><text:p text:style-name="Textodecomentário">Inserir uma citação aqui. Poderia ser do IBGE, por exemplo, falando da quantidade de organizações assistenciais</text:p><text:p text:style-name="Textodecomentário">Sugestão:<text:s/><text:a xlink:href="https://www.ibge.gov.br/estatisticas/economicas/outras-estatisticas-economicas/9023-as-fundacoes-privadas-e-associacoes-sem-fins-lucrativos-no-brasil.html?=&amp;t=sobre" office:target-frame-name="_top" xlink:show="replace"><text:span text:style-name="Hyperlink">https://www.ibge.gov.br/estatisticas/economicas/outras-estatisticas-economic</text:span><text:span text:style-name="Hyperlink">as/9023-as-fundacoes-privadas-e-associacoes-sem-fins-lucrativos-no-brasil.html?=&amp;t=sobre</text:span></text:a><text:s/></text:p></office:annotation>Na sociedade atual existem diversas instituições que buscam atender uma grande quantidade de pessoas que necessitam de auxílio, sejam esses, financeiros, psicológicos,<text:s/>religiosa entre outros.<text:s/><text:span text:style-name="T4"><office:annotation-end office:name="0"/></text:span>Entretanto essas instituições utilizam de recursos adquiridos através de doações de membros, empresas parceiras, órgãos públicos ou campanhas que são realizadas para aquisição de insumos e suprimentos, que são utilizados nos atendimentos as pessoas.</text:p>
      <text:p text:style-name="P5"><text:tab/>Estes suprimentos são fornecidos à população de forma totalmente gratuita, contudo se faz necessário estabelecer um controle sobre estes materiais, pois, além de tudo são adquiridos com dinheiro da própria sociedade e uma boa organização ajuda a manter a transparência de como estão sendo utilizados estes recursos.</text:p>
      <text:p text:style-name="P6"><text:tab/><text:tab/></text:p>
      <text:p text:style-name="P7">Objetivos</text:p>
      <text:p text:style-name="P8"/>
      <text:p text:style-name="P9"><text:tab/>Este projeto tem como principal objetivo apresentar um<text:s/>Sistema<text:s/>Web<text:s/>que a partir de suas ferramentas auxilie na gestão de equipamentos ortopédicos que são disponibilizados por instituições sem fins lucrativos para as pessoas com necessidades especiais.</text:p>
      <text:p text:style-name="P10"><text:tab/>Os equipamentos são adquiridos pela instituição e são disponibilizados as pessoas que necessitam por tempo determinado ou não dos equipamentos, sendo em ocasiões adversas, como em uma cirurgia que necessite posteriormente de uma cadeira de rodas, ou uma lesão com caráter definitivo que fará parte da vida da pessoa para sempre.</text:p>
      <text:p text:style-name="P11"><text:tab/>O software tem como foco principal atender a necessidade do controle dos equipamentos do grupo ortopédico, na qual se caracterizam: cadeiras de rodas, muletas, andadores e macas.</text:p>
      <text:p text:style-name="P12"/>
      <text:p text:style-name="P13">Problema e Hipóteses</text:p>
      <text:p text:style-name="P14"/>
      <text:p text:style-name="P15"><text:tab/>Atualmente na instituição estes equipamentos são solicitados pelos pacientes via telefone, e-mail ou<text:s/>pessoalmente na própria instituição. A partir do momento da solicitação um contrato de locação é emitido para o paciente que se compromete a fazer uso do equipamento por um prazo determinado, podendo ser renovado por novos<text:s/><office:annotation office:name="1" xml:id="587509541"><dc:creator>CAROLINE DE OLIVEIRA FERRAZ</dc:creator><dc:date>2020-09-10T13:56:00</dc:date><text:p text:style-name="Textodecomentário">Inserir uma citação falando sobre a quantidade de pessoas que necessitam temporariamente de produtos ortopédicos<text:s/><text:line-break/>Sugestão:<text:s/><text:a xlink:href="https://www2.camara.leg.br/atividade-legislativa/comissoes/comissoes-permanentes/cpd/documentos/cinthia-ministerio-da-saude" office:target-frame-name="_top" xlink:show="replace"><text:span text:style-name="Hyperlink">https://www2.camara.l</text:span><text:span text:style-name="Hyperlink">eg.br/atividade-legislativa/comissoes/comissoes-permanentes/cpd/documentos/cinthia-ministerio-da-saude</text:span></text:a><text:s/><text:line-break/><text:a xlink:href="https://www.ibge.gov.br/estatisticas/sociais/populacao/9662-censo-demografico-2010.html?edicao=9749&amp;t=destaques" office:target-frame-name="_top" xlink:show="replace"><text:span text:style-name="Hyperlink">https://www.ibge.gov.br</text:span><text:span text:style-name="Hyperlink">/estatisticas/sociais/populacao/9662-censo-demografico-2010.html?edicao=9749&amp;t=destaques</text:span></text:a><text:s/></text:p></office:annotation>períodos<text:span text:style-name="T16"><office:annotation-end office:name="1"/></text:span>.</text:p>
      <text:p text:style-name="P17"><text:tab/>A grande dificuldade encontrada na gestão destes equipamentos é realizar o controle do estoque, prazos e pacientes que estão fazendo uso dos equipamentos.<text:s/>Visto que atualmente não existe nenhum controle além do contrato de locação.</text:p>
      <text:soft-page-break/>
      <text:p text:style-name="P18"><text:tab/>A proposta do<text:s/>Sistema Web<text:s/>é atender essa necessidade fornecendo uma ferramenta que auxilie a instituição a gerenciar de maneira prática e objetiva estes equipamentos.<text:s/>A plataforma tem como proposta oferecer a instituição um controle dos contratos que são emitidos para seus pacientes, e a partir destes contratos será possível acompanhar e verificar qual equipamento foi locado, prazo para devolução, paciente o qual está<text:s/>utilizando, fornecendo assim uma maneira fácil e eficaz de consulta.</text:p>
      <text:p text:style-name="P19"><text:tab/>Uma outra proposta será a divulgação dos equipamentos, podendo ser disponibilizados para a população em geral através de uma plataforma online na qual a pessoa poderá realizar um cadastro e solicitar a locação de um equipamento. Desta maneira o colaborador dentro da instituição poderá receber esta solicitação e fazer a verificação no sistema se existe disponibilidade do equipamento solicitado para prosseguir com os próximos passos do contato com o solicitante.</text:p>
      <text:p text:style-name="P20"><text:tab/>A partir do software será possível que o usuário (solicitante) acompanhe seus equipamentos locados, ficando por dentro do prazo para devolução e se necessário solicitar a prorrogação deste.</text:p>
      <text:p text:style-name="P21"><text:tab/>Voltado para parte<text:s/>administrativa, a ferramenta oferecerá consultas e relatórios diversos para que o colaborador da instituição possa administrar de maneira simples e objetiva os equipament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style:font-name-complex="Mangal" fo:font-weight="bold" style:font-weight-asian="bold" style:font-weight-complex="bold" fo:font-size="10pt" style:font-size-asian="10pt" style:font-size-complex="9pt"/>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rol</meta:initial-creator>
    <dc:creator>JOAO VITOR DE OLIVEIRA CARA</dc:creator>
    <meta:creation-date>2020-09-10T17:17:00Z</meta:creation-date>
    <dc:date>2020-09-30T18:45:00Z</dc:date>
    <meta:template xlink:href="Normal" xlink:type="simple"/>
    <meta:editing-cycles>3</meta:editing-cycles>
    <meta:editing-duration>PT120S</meta:editing-duration>
    <meta:document-statistic meta:page-count="2" meta:paragraph-count="6" meta:word-count="545" meta:character-count="3482" meta:row-count="24" meta:non-whitespace-character-count="2943"/>
  </office:meta>
</office:document-meta>
</file>